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5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6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9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0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1" style:family="paragraph" style:parent-style-name="Standard">
      <style:text-properties style:use-window-font-color="true" style:font-name="Times New Roman1" fo:language="en" fo:country="US"/>
    </style:style>
    <style:style style:name="P12" style:family="paragraph" style:parent-style-name="Text_20_body" style:list-style-name="L1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3" style:family="paragraph" style:parent-style-name="Text_20_body" style:list-style-name="L1">
      <style:paragraph-properties fo:margin-top="0.212cm" fo:margin-bottom="0cm" fo:text-align="justify" style:justify-single-word="false" fo:orphans="2" fo:widows="2" fo:hyphenation-ladder-count="no-limit" fo:padding="0.074cm" fo:border-left="none" fo:border-right="none" fo:border-top="none" fo:border-bottom="0.06pt solid #000000" style:writing-mode="lr-tb" style:join-border="false"/>
      <style:text-properties style:use-window-font-color="true" fo:hyphenate="false" fo:hyphenation-remain-char-count="2" fo:hyphenation-push-char-count="2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6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font-name="Times New Roman1" fo:language="en" fo:country="US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&lt;config&gt; </text:p>
      <text:p text:style-name="P3">&lt;param key=’workspace’ <text:s text:c="4"/>value=’c:\tp\tp-uml\my-topcased-uml-wksp’ /&gt;</text:p>
      <text:p text:style-name="P3">&lt;param key=’project’ value=’${workspace}\uml2_papyrus_topcased’ /&gt;</text:p>
      <text:p text:style-name="P3">&lt;param key='appName' value='voyages' /&gt;</text:p>
      <text:p text:style-name="P3">&lt;param key='model' value='${project}\Models\applications\${appName}\${appName}.uml' /&gt; </text:p>
      <text:p text:style-name="P5"><text:span text:style-name="T1">&lt;output path='</text:span><text:span text:style-name="T2">${project}/Documentation</text:span><text:span text:style-name="T1">/</text:span><text:span text:style-name="T7">${appName}/Generated/exprEnvTechnique</text:span><text:span text:style-name="T1">.odt' /&gt;</text:span></text:p>
      <text:p text:style-name="P2">&lt;/config&gt;</text:p>
      <text:p text:style-name="P4">Diagrammes de classes (dans LogicalView)</text:p>
      <text:p text:style-name="P1">&lt;context model=’${model}’ importedBundles=’gmf;papyrus’ searchMetamodels=’true’/&gt;</text:p>
      <text:p text:style-name="P1"><text:span text:style-name="T3">&lt;context </text:span><text:span text:style-name="T5">element='Model</text:span><text:span text:style-name="T6">/DeploymentView</text:span><text:span text:style-name="T5">'</text:span><text:span text:style-name="T3">/&gt;</text:span></text:p>
      <text:h text:style-name="Heading_20_2" text:outline-level="2">Diagramme de déploiement</text:h>
      <text:p text:style-name="P10">Ce diagramme de déploiement UML illustre les grandes lignes de l'environnement informatique à mettre en place pour héberger et faire fonctionner l'application.</text:p>
      <text:p text:style-name="P10">Ces spécifications topologiques seront utiles pour configurer les différents environnement informatiques suivants :</text:p>
      <text:list xml:id="list31328541" text:style-name="L1">
        <text:list-item>
          <text:list>
            <text:list-item>
              <text:p text:style-name="P12">l'environnement de test d'intégration (coté équipe de développement /moe)</text:p>
            </text:list-item>
            <text:list-item>
              <text:p text:style-name="P12">l'environnement de recette et de validation</text:p>
            </text:list-item>
            <text:list-item>
              <text:p text:style-name="P13">l'environnement de production (et peut être de pré-production)</text:p>
            </text:list-item>
          </text:list>
        </text:list-item>
      </text:list>
      <text:p text:style-name="P10">&lt;gendoc&gt;</text:p>
      <text:p text:style-name="P7">[for(diag : Diagram | self.getPapyrusDiagrams())]</text:p>
      <text:p text:style-name="P8"><text:span text:style-name="T4">&lt;image object=’[diag.getDiagram() /]’ keepW='true'&gt;</text:span><text:span text:style-name="T4"><draw:frame draw:style-name="fr1" draw:name="Cadre2" text:anchor-type="as-char" svg:width="16.595cm" draw:z-index="0"><draw:text-box fo:min-height="1.457cm"><text:p text:style-name="Frame_20_contents"/></draw:text-box></draw:frame></text:span><text:span text:style-name="T4">&lt;/image&gt;</text:span></text:p>
      <text:p text:style-name="P6">[/for]</text:p>
      <text:p text:style-name="P9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iagramme de déploiement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0T11:17:20.25</dc:date>
    <dc:language>fr-FR</dc:language>
    <meta:editing-cycles>128</meta:editing-cycles>
    <meta:editing-duration>PT6H3M</meta:editing-duration>
    <meta:document-statistic meta:table-count="0" meta:image-count="0" meta:object-count="0" meta:page-count="1" meta:paragraph-count="22" meta:word-count="114" meta:character-count="1146" meta:non-whitespace-character-count="1051"/>
    <meta:user-defined meta:name="Info 1"/>
    <meta:user-defined meta:name="Info 2"/>
    <meta:user-defined meta:name="Info 3"/>
    <meta:user-defined meta:name="Info 4"/>
  </office:meta>
</office:document-meta>
</file>